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28ec" officeooo:paragraph-rsid="000c28ec"/>
    </style:style>
    <style:style style:name="P2" style:family="paragraph" style:parent-style-name="Table_20_Contents">
      <style:text-properties officeooo:rsid="00112f53" officeooo:paragraph-rsid="00112f53"/>
    </style:style>
    <style:style style:name="P3" style:family="paragraph" style:parent-style-name="Standard">
      <style:text-properties officeooo:paragraph-rsid="000c28ec"/>
    </style:style>
    <style:style style:name="P4" style:family="paragraph" style:parent-style-name="Standard">
      <style:text-properties fo:font-weight="bold" officeooo:rsid="000c28ec" officeooo:paragraph-rsid="000c28ec" style:font-weight-asian="bold" style:font-weight-complex="bold"/>
    </style:style>
    <style:style style:name="P5" style:family="paragraph" style:parent-style-name="Standard">
      <style:text-properties fo:font-weight="bold" officeooo:rsid="00112f53" officeooo:paragraph-rsid="00112f53" style:font-weight-asian="bold" style:font-weight-complex="bold"/>
    </style:style>
    <style:style style:name="T1" style:family="text">
      <style:text-properties officeooo:rsid="000c28ec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дача 1.</text:p>
      <text:p text:style-name="P5"><text:tab/><text:span text:style-name="T2">Для проведения ремонтных работ в Букволенде вам необходимо разбить все буквы-рабочие на группы по три.</text:span></text:p>
      <text:p text:style-name="P5"><text:span text:style-name="T2"><text:tab/>Программа получает на вход последовательность букв. Ваша задача разбить эту последовательность по 3 символом | начиная справа. С краю символа разделения быть не должно.</text:span></text:p>
      <text:p text:style-name="P5"><text:span text:style-name="T2"><text:tab/>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">Ввод</text:p>
          </table:table-cell>
          <table:table-cell table:style-name="Таблица2.B1" office:value-type="string">
            <text:p text:style-name="P2">Вывод</text:p>
          </table:table-cell>
        </table:table-row>
        <table:table-row>
          <table:table-cell table:style-name="Таблица2.A2" office:value-type="string">
            <text:p text:style-name="P2">NJKASDFJN</text:p>
          </table:table-cell>
          <table:table-cell table:style-name="Таблица2.B2" office:value-type="string">
            <text:p text:style-name="P2">NJK|ASD|FJN</text:p>
          </table:table-cell>
        </table:table-row>
        <table:table-row>
          <table:table-cell table:style-name="Таблица2.A2" office:value-type="string">
            <text:p text:style-name="P2">KMSDFNJSDNFJN</text:p>
          </table:table-cell>
          <table:table-cell table:style-name="Таблица2.B2" office:value-type="string">
            <text:p text:style-name="P2">K|MSD|FNJ|SDN|FJN</text:p>
          </table:table-cell>
        </table:table-row>
      </table:table>
      <text:p text:style-name="P5"><text:span text:style-name="T2"/></text:p>
      <text:p text:style-name="P4"/>
      <text:p text:style-name="P4">Задача 2.</text:p>
      <text:p text:style-name="P3"><text:span text:style-name="T1"><text:tab/>В стране Палиндромии есть огромное шоссе. Вы сейчас находитесь на N-том километре данного шоссе. По закону этой страны, автозаправки располагаются только там, где текущий километр является числом палиндромом. </text:span>Натуральное число называется палиндромом, если его запись в десятичной системе счисления одинаково читается как слева направо, так и справа налево. <text:span text:style-name="T1">Вам необходимо понять, сколько километров Вам еще предстоит проехать до следующей автозаправки.</text:span></text:p>
      <text:p text:style-name="P3"><text:tab/><text:span text:style-name="T1">Программа получает на вход одно число — N-ый километр шоссе (N содержит не более 100 цифр в своей записи), на котором вы едете. Программа должна вывести только одно число — расстояние от Вас до следующей автозаправки.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Ввод</text:p>
          </table:table-cell>
          <table:table-cell table:style-name="Таблица1.B1" office:value-type="string">
            <text:p text:style-name="P1">Вывод</text:p>
          </table:table-cell>
        </table:table-row>
        <table:table-row>
          <table:table-cell table:style-name="Таблица1.A2" office:value-type="string">
            <text:p text:style-name="P1">4312</text:p>
          </table:table-cell>
          <table:table-cell table:style-name="Таблица1.B2" office:value-type="string">
            <text:p text:style-name="P1">22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1:17:53.871329023</meta:creation-date>
    <dc:date>2016-09-24T22:08:24.084490197</dc:date>
    <meta:editing-duration>PT50M28S</meta:editing-duration>
    <meta:editing-cycles>5</meta:editing-cycles>
    <meta:generator>LibreOffice/5.1.4.2$Linux_X86_64 LibreOffice_project/10m0$Build-2</meta:generator>
    <meta:document-statistic meta:table-count="2" meta:image-count="0" meta:object-count="0" meta:page-count="1" meta:paragraph-count="17" meta:word-count="147" meta:character-count="1036" meta:non-whitespace-character-count="898"/>
  </office:meta>
</office:document-meta>
</file>